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officeooo:rsid="00104e1d" officeooo:paragraph-rsid="00104e1d" style:font-size-asian="15pt" style:font-weight-asian="bold" style:font-size-complex="15pt" style:font-weight-complex="bold"/>
    </style:style>
    <style:style style:name="P2" style:family="paragraph" style:parent-style-name="Standard">
      <style:text-properties fo:font-size="12pt" fo:font-weight="normal" officeooo:rsid="0010c369" officeooo:paragraph-rsid="0010c369" style:font-size-asian="10.5pt" style:font-weight-asian="normal" style:font-size-complex="12pt" style:font-weight-complex="normal"/>
    </style:style>
    <style:style style:name="P3" style:family="paragraph" style:parent-style-name="Standard">
      <style:text-properties fo:font-size="12pt" fo:font-weight="normal" officeooo:rsid="0010c369" officeooo:paragraph-rsid="001b173a" style:font-size-asian="10.5pt" style:font-weight-asian="normal" style:font-size-complex="12pt" style:font-weight-complex="normal"/>
    </style:style>
    <style:style style:name="P4" style:family="paragraph" style:parent-style-name="Standard">
      <style:text-properties fo:font-size="12pt" fo:font-weight="normal" officeooo:rsid="00156e6d" officeooo:paragraph-rsid="00156e6d" style:font-size-asian="10.5pt" style:font-weight-asian="normal" style:font-size-complex="12pt" style:font-weight-complex="normal"/>
    </style:style>
    <style:style style:name="P5" style:family="paragraph" style:parent-style-name="Standard">
      <style:text-properties fo:font-size="12pt" fo:font-weight="normal" officeooo:rsid="001572fa" officeooo:paragraph-rsid="001572fa" style:font-size-asian="10.5pt" style:font-weight-asian="normal" style:font-size-complex="12pt" style:font-weight-complex="normal"/>
    </style:style>
    <style:style style:name="P6" style:family="paragraph" style:parent-style-name="Standard">
      <style:text-properties fo:font-size="12pt" fo:font-weight="normal" officeooo:rsid="002228b7" officeooo:paragraph-rsid="002228b7" style:font-size-asian="10.5pt" style:font-weight-asian="normal" style:font-size-complex="12pt" style:font-weight-complex="normal"/>
    </style:style>
    <style:style style:name="P7" style:family="paragraph" style:parent-style-name="Standard">
      <style:text-properties fo:font-size="12pt" fo:font-style="normal" fo:font-weight="normal" officeooo:rsid="001b173a" officeooo:paragraph-rsid="001b173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officeooo:rsid="001b173a" officeooo:paragraph-rsid="001b173a"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bold" officeooo:rsid="001b173a" officeooo:paragraph-rsid="001b173a" style:font-size-asian="10.5pt" style:font-style-asian="normal" style:font-weight-asian="bold" style:font-size-complex="12pt" style:font-style-complex="normal" style:font-weight-complex="bold"/>
    </style:style>
    <style:style style:name="P10" style:family="paragraph" style:parent-style-name="Standard">
      <style:text-properties officeooo:paragraph-rsid="0014daee"/>
    </style:style>
    <style:style style:name="P11" style:family="paragraph" style:parent-style-name="Standard">
      <style:text-properties officeooo:paragraph-rsid="001745e2"/>
    </style:style>
    <style:style style:name="P12" style:family="paragraph" style:parent-style-name="Standard">
      <style:text-properties fo:font-weight="normal" officeooo:paragraph-rsid="002228b7"/>
    </style:style>
    <style:style style:name="P13" style:family="paragraph" style:parent-style-name="Standard">
      <style:text-properties fo:font-weight="normal" officeooo:rsid="002228b7" officeooo:paragraph-rsid="002228b7"/>
    </style:style>
    <style:style style:name="P14" style:family="paragraph" style:parent-style-name="Standard">
      <style:text-properties fo:font-weight="normal" officeooo:rsid="002228b7" officeooo:paragraph-rsid="002228b7" style:font-weight-asian="normal" style:font-weight-complex="normal"/>
    </style:style>
    <style:style style:name="P15" style:family="paragraph" style:parent-style-name="Standard">
      <style:text-properties fo:font-weight="bold" officeooo:paragraph-rsid="002228b7"/>
    </style:style>
    <style:style style:name="P16" style:family="paragraph" style:parent-style-name="Standard">
      <style:text-properties fo:font-weight="bold" officeooo:rsid="002228b7" officeooo:paragraph-rsid="002228b7"/>
    </style:style>
    <style:style style:name="P17" style:family="paragraph" style:parent-style-name="Standard">
      <style:text-properties fo:font-size="12pt" fo:font-style="normal" fo:font-weight="bold" officeooo:rsid="001b173a" officeooo:paragraph-rsid="001b173a" style:font-size-asian="10.5pt" style:font-style-asian="normal" style:font-weight-asian="bold" style:font-size-complex="12pt" style:font-style-complex="normal" style:font-weight-complex="bold"/>
    </style:style>
    <style:style style:name="P18" style:family="paragraph" style:parent-style-name="Standard">
      <style:text-properties fo:font-size="12pt" fo:font-style="normal" fo:font-weight="normal" officeooo:rsid="0024914a" officeooo:paragraph-rsid="0024914a" style:font-size-asian="10.5pt" style:font-style-asian="normal" style:font-weight-asian="normal" style:font-size-complex="12pt" style:font-style-complex="normal" style:font-weight-complex="normal"/>
    </style:style>
    <style:style style:name="T1" style:family="text">
      <style:text-properties officeooo:rsid="00126b35"/>
    </style:style>
    <style:style style:name="T2" style:family="text">
      <style:text-properties fo:font-size="12pt" fo:font-weight="normal" officeooo:rsid="0010c369" style:font-size-asian="10.5pt" style:font-weight-asian="normal" style:font-size-complex="12pt" style:font-weight-complex="normal"/>
    </style:style>
    <style:style style:name="T3" style:family="text">
      <style:text-properties fo:font-size="12pt" fo:font-weight="normal" officeooo:rsid="00126b35" style:font-size-asian="10.5pt" style:font-weight-asian="normal" style:font-size-complex="12pt" style:font-weight-complex="normal"/>
    </style:style>
    <style:style style:name="T4" style:family="text">
      <style:text-properties fo:font-size="12pt" fo:font-weight="normal" officeooo:rsid="0014121d" style:font-size-asian="10.5pt" style:font-weight-asian="normal" style:font-size-complex="12pt" style:font-weight-complex="normal"/>
    </style:style>
    <style:style style:name="T5" style:family="text">
      <style:text-properties fo:font-size="12pt" fo:font-weight="normal" officeooo:rsid="0014daee" style:font-size-asian="10.5pt" style:font-weight-asian="normal" style:font-size-complex="12pt" style:font-weight-complex="normal"/>
    </style:style>
    <style:style style:name="T6" style:family="text">
      <style:text-properties fo:font-size="12pt" fo:font-weight="normal" officeooo:rsid="001745e2" style:font-size-asian="10.5pt" style:font-weight-asian="normal" style:font-size-complex="12pt" style:font-weight-complex="normal"/>
    </style:style>
    <style:style style:name="T7" style:family="text">
      <style:text-properties fo:font-size="12pt" fo:font-weight="normal" officeooo:rsid="001907d0" style:font-size-asian="10.5pt" style:font-weight-asian="normal" style:font-size-complex="12pt" style:font-weight-complex="normal"/>
    </style:style>
    <style:style style:name="T8" style:family="text">
      <style:text-properties fo:font-size="12pt" officeooo:rsid="002228b7" style:font-size-asian="10.5pt" style:font-weight-asian="normal" style:font-size-complex="12pt" style:font-weight-complex="normal"/>
    </style:style>
    <style:style style:name="T9" style:family="text">
      <style:text-properties officeooo:rsid="00147f6a"/>
    </style:style>
    <style:style style:name="T10" style:family="text">
      <style:text-properties officeooo:rsid="001c3af9"/>
    </style:style>
    <style:style style:name="T11" style:family="text">
      <style:text-properties fo:font-style="italic"/>
    </style:style>
    <style:style style:name="T12" style:family="text">
      <style:text-properties fo:color="#ff3333" officeooo:rsid="001c3af9"/>
    </style:style>
    <style:style style:name="T13" style:family="text">
      <style:text-properties fo:color="#ff3333" officeooo:rsid="0020ab3d"/>
    </style:style>
    <style:style style:name="T14" style:family="text">
      <style:text-properties fo:font-weight="bold"/>
    </style:style>
    <style:style style:name="T15" style:family="text">
      <style:text-properties fo:font-weight="bold" officeooo:rsid="002228b7"/>
    </style:style>
    <style:style style:name="T16" style:family="text">
      <style:text-properties style:font-weight-asian="normal" style:font-weight-complex="normal"/>
    </style:style>
    <style:style style:name="T17" style:family="text">
      <style:text-properties officeooo:rsid="002228b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6</text:p>
      <text:p text:style-name="P1"/>
      <text:p text:style-name="P2">04: Bradyrhizobium japonicum (Inparanoid, <text:span text:style-name="T9">OMA browser</text:span>, HieranoiDB)</text:p>
      <text:p text:style-name="P2">16: Rhodopirellula baltica (Inparanoid, <text:span text:style-name="T9">OMA browser</text:span>, HieranoiDB)</text:p>
      <text:p text:style-name="P2">18: Synechocystis sp (Inparanoid, <text:span text:style-name="T9">OMA browser</text:span>, HieranoiDB)</text:p>
      <text:p text:style-name="P2"/>
      <text:p text:style-name="P2">The three databases we select are Inparanoid, Metaphors and HieranoiDB.</text:p>
      <text:p text:style-name="P2"/>
      <text:p text:style-name="P2">- <text:span text:style-name="T1">Genome 04:</text:span></text:p>
      <text:p text:style-name="P2"/>
      <text:p text:style-name="P11"><text:span text:style-name="T2"><text:tab/></text:span><text:span text:style-name="T3">First gene ID: </text:span><text:span text:style-name="T6">Q89P52</text:span></text:p>
      <text:p text:style-name="P10"><text:span text:style-name="T3"><text:tab/></text:span><text:span text:style-name="T4">Second gene ID: </text:span><text:span text:style-name="T7">Q89UV1</text:span></text:p>
      <text:p text:style-name="P10"><text:span text:style-name="T5"><text:tab/>Third gene ID: </text:span><text:span text:style-name="T7">Q89QT2</text:span></text:p>
      <text:p text:style-name="P2"/>
      <text:p text:style-name="P2"/>
      <text:p text:style-name="P2"/>
      <text:p text:style-name="P2"/>
      <text:p text:style-name="P9">KEY QUESTIONS</text:p>
      <text:p text:style-name="P9"/>
      <text:p text:style-name="P9">1.</text:p>
      <text:p text:style-name="P9"/>
      <text:p text:style-name="P9">2.</text:p>
      <text:p text:style-name="P9"/>
      <text:p text:style-name="P8">- <text:span text:style-name="T10">HieranoiDB is an online database of orthologs. It contains 66 reference proteomes and a query can be easily searched against this database by introducing, in our case, the gene symbol. This database infers the hierarchical groups that build up the tree by using the so-called Hieranoid algorithm. This inference starts at the leaves of the tree and runs towards the common ancestor, the root. At each of the nodes that it encounters, the database uses in this case the InParanoid algorithm in order to determine if there has been a speciation or duplication event and determines the orthology among the genes. The tree that this database renders is interactive, which means that we can highlight the sequences that we are interested in and even download the tree in different formats </text:span><text:span text:style-name="T12">[x]</text:span><text:span text:style-name="T10">. We decided to choose HieranoiDB for comparison of our genomes because all of them are registered in this database and also the simple and visual output that it provides us with makes its analysis very simple.</text:span></text:p>
      <text:p text:style-name="P8"/>
      <text:p text:style-name="P7"/>
      <text:p text:style-name="P7"/>
      <text:p text:style-name="P7"/>
      <text:p text:style-name="P7"/>
      <text:p text:style-name="P7"/>
      <text:p text:style-name="P7"/>
      <text:p text:style-name="P7"><text:span text:style-name="T13">[x] </text:span>Kaduk, Mateusz, et al. “HieranoiDB: a Database of Orthologs Inferred by Hieranoid.” <text:span text:style-name="T11">Nucleic Acids Research</text:span>, vol. 45, no. D1, 2016, doi:10.1093/nar/gkw923. </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text:p>
      <text:p text:style-name="P9"/>
      <text:p text:style-name="P9"/>
      <text:p text:style-name="P18">In Inparanoid, para contar los clusters que hay hacer control F y asi poder compararlos con el numero de orthologs que hay en las otras dos databases.</text:p>
      <text:p text:style-name="P9"/>
      <text:p text:style-name="P3"/>
      <text:p text:style-name="P12"><text:span text:style-name="T8">Gene </text:span><text:span text:style-name="T14">Q89P52</text:span></text:p>
      <text:p text:style-name="P6"/>
      <text:p text:style-name="P6"><text:a xlink:type="simple" xlink:href="http://inparanoid.sbc.su.se/cgi-bin/gene_search.cgi?id=Q89P52&amp;idtype=all&amp;all_or_selection=all&amp;specieslist=7&amp;scorelimit=0.05&amp;.submit=Submit+Query&amp;.cgifields=specieslist&amp;.cgifields=idtype&amp;.cgifields=all_or_selection" text:style-name="Internet_20_link" text:visited-style-name="Visited_20_Internet_20_Link">http://inparanoid.sbc.su.se/cgi-bin/gene_search.cgi?id=Q89P52&amp;idtype=all&amp;all_or_selection=all&amp;specieslist=7&amp;scorelimit=0.05&amp;.submit=Submit+Query&amp;.cgifields=specieslist&amp;.cgifields=idtype&amp;.cgifields=all_or_selection</text:a></text:p>
      <text:p text:style-name="P6"/>
      <text:p text:style-name="P6"><text:a xlink:type="simple" xlink:href="https://omabrowser.org/oma/vps/BRADU03580/" text:style-name="Internet_20_link" text:visited-style-name="Visited_20_Internet_20_Link">https://omabrowser.org/oma/vps/BRADU03580/</text:a></text:p>
      <text:p text:style-name="P6"/>
      <text:p text:style-name="P6"><text:a xlink:type="simple" xlink:href="http://hieranoidb.sbc.su.se/tree?id=4744&amp;selected=Q89P52" text:style-name="Internet_20_link" text:visited-style-name="Visited_20_Internet_20_Link">http://hieranoidb.sbc.su.se/tree?id=4744&amp;selected=Q89P52</text:a></text:p>
      <text:p text:style-name="P6"/>
      <text:p text:style-name="P12"><text:span text:style-name="T8">Gene </text:span><text:span text:style-name="T14">Q89UV1</text:span></text:p>
      <text:p text:style-name="P15"/>
      <text:p text:style-name="P13"><text:a xlink:type="simple" xlink:href="http://inparanoid.sbc.su.se/cgi-bin/gene_search.cgi?id=Q89UV1&amp;idtype=all&amp;all_or_selection=all&amp;specieslist=7&amp;scorelimit=0.05&amp;.submit=Submit+Query&amp;.cgifields=specieslist&amp;.cgifields=idtype&amp;.cgifields=all_or_selection" text:style-name="Internet_20_link" text:visited-style-name="Visited_20_Internet_20_Link"><text:span text:style-name="T16">http://inparanoid.sbc.su.se/cgi-bin/gene_search.cgi?id=Q89UV1&amp;idtype=all&amp;all_or_selection=all&amp;specieslist=7&amp;scorelimit=0.05&amp;.submit=Submit+Query&amp;.cgifields=specieslist&amp;.cgifields=idtype&amp;.cgifields=all_or_selection</text:span></text:a></text:p>
      <text:p text:style-name="P16"/>
      <text:p text:style-name="P13"><text:a xlink:type="simple" xlink:href="https://omabrowser.org/oma/vps/BRADU01306/" text:style-name="Internet_20_link" text:visited-style-name="Visited_20_Internet_20_Link"><text:span text:style-name="T16">https://omabrowser.org/oma/vps/BRADU01306/</text:span></text:a></text:p>
      <text:p text:style-name="P14"/>
      <text:p text:style-name="P13"><text:a xlink:type="simple" xlink:href="http://hieranoidb.sbc.su.se/tree?id=3932&amp;selected=Q89UV1" text:style-name="Internet_20_link" text:visited-style-name="Visited_20_Internet_20_Link"><text:span text:style-name="T16">http://hieranoidb.sbc.su.se/tree?id=3932&amp;selected=Q89UV1</text:span></text:a></text:p>
      <text:p text:style-name="P14"/>
      <text:p text:style-name="P12"><text:span text:style-name="T17">Gene</text:span><text:span text:style-name="T15"> </text:span><text:span text:style-name="T14">Q89QT2</text:span></text:p>
      <text:p text:style-name="P16"/>
      <text:p text:style-name="P13"><text:a xlink:type="simple" xlink:href="http://inparanoid.sbc.su.se/cgi-bin/gene_search.cgi?id=Q89QT2&amp;idtype=all&amp;all_or_selection=all&amp;specieslist=7&amp;scorelimit=0.05&amp;.submit=Submit+Query&amp;.cgifields=specieslist&amp;.cgifields=idtype&amp;.cgifields=all_or_selection" text:style-name="Internet_20_link" text:visited-style-name="Visited_20_Internet_20_Link"><text:span text:style-name="T16">http://inparanoid.sbc.su.se/cgi-bin/gene_search.cgi?id=Q89QT2&amp;idtype=all&amp;all_or_selection=all&amp;specieslist=7&amp;scorelimit=0.05&amp;.submit=Submit+Query&amp;.cgifields=specieslist&amp;.cgifields=idtype&amp;.cgifields=all_or_selection</text:span></text:a></text:p>
      <text:p text:style-name="P14"/>
      <text:p text:style-name="P13"><text:a xlink:type="simple" xlink:href="https://omabrowser.org/oma/vps/BRADU02994/" text:style-name="Internet_20_link" text:visited-style-name="Visited_20_Internet_20_Link"><text:span text:style-name="T16">https://omabrowser.org/oma/vps/BRADU02994/</text:span></text:a></text:p>
      <text:p text:style-name="P14"/>
      <text:p text:style-name="P13"><text:a xlink:type="simple" xlink:href="http://hieranoidb.sbc.su.se/tree?id=3774&amp;selected=Q89QT2" text:style-name="Internet_20_link" text:visited-style-name="Visited_20_Internet_20_Link"><text:span text:style-name="T16">http://hieranoidb.sbc.su.se/tree?id=3774&amp;selected=Q89QT2</text:span></text:a></text:p>
      <text:p text:style-name="P16"/>
      <text:p text:style-name="P6"/>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0:12:13.768455913</meta:creation-date>
    <dc:date>2018-05-17T16:25:05.711661054</dc:date>
    <meta:editing-duration>PT18M48S</meta:editing-duration>
    <meta:editing-cycles>8</meta:editing-cycles>
    <meta:generator>LibreOffice/5.1.6.2$Linux_X86_64 LibreOffice_project/10m0$Build-2</meta:generator>
    <meta:document-statistic meta:table-count="0" meta:image-count="0" meta:object-count="0" meta:page-count="2" meta:paragraph-count="28" meta:word-count="285" meta:character-count="2642" meta:non-whitespace-character-count="2381"/>
  </office:meta>
</office:document-meta>
</file>